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04B4E5EEE087D49B6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e6c" officeooo:paragraph-rsid="000fde6c"/>
    </style:style>
    <style:style style:name="P2" style:family="paragraph" style:parent-style-name="Standard">
      <style:text-properties officeooo:rsid="001fddff" officeooo:paragraph-rsid="001fddff"/>
    </style:style>
    <style:style style:name="P3" style:family="paragraph" style:parent-style-name="Standard">
      <style:text-properties officeooo:rsid="001fddff" officeooo:paragraph-rsid="00217e64"/>
    </style:style>
    <style:style style:name="P4" style:family="paragraph" style:parent-style-name="Standard">
      <style:text-properties fo:font-weight="normal" officeooo:rsid="001fddff" officeooo:paragraph-rsid="00217e64" style:font-weight-asian="normal" style:font-weight-complex="normal"/>
    </style:style>
    <style:style style:name="P5" style:family="paragraph" style:parent-style-name="Standard">
      <style:text-properties fo:font-weight="normal" officeooo:rsid="001fddff" officeooo:paragraph-rsid="00262cb2" style:font-weight-asian="normal" style:font-weight-complex="normal"/>
    </style:style>
    <style:style style:name="P6" style:family="paragraph" style:parent-style-name="Standard">
      <style:text-properties fo:font-weight="normal" officeooo:rsid="002a1d22" officeooo:paragraph-rsid="002a1d22" style:font-weight-asian="normal" style:font-weight-complex="normal"/>
    </style:style>
    <style:style style:name="P7" style:family="paragraph" style:parent-style-name="Standard">
      <style:text-properties officeooo:paragraph-rsid="00217e64"/>
    </style:style>
    <style:style style:name="P8" style:family="paragraph" style:parent-style-name="Standard">
      <style:text-properties fo:font-weight="bold" officeooo:rsid="00262cb2" officeooo:paragraph-rsid="00262cb2" style:font-weight-asian="bold" style:font-weight-complex="bold"/>
    </style:style>
    <style:style style:name="P9" style:family="paragraph" style:parent-style-name="Standard">
      <style:text-properties fo:font-weight="bold" officeooo:rsid="00217e64" officeooo:paragraph-rsid="00217e64" style:font-weight-asian="bold" style:font-weight-complex="bold"/>
    </style:style>
    <style:style style:name="P10" style:family="paragraph" style:parent-style-name="Standard">
      <style:text-properties fo:font-weight="bold" officeooo:rsid="000fde6c" officeooo:paragraph-rsid="000fde6c" style:font-weight-asian="bold" style:font-weight-complex="bold"/>
    </style:style>
    <style:style style:name="P11" style:family="paragraph" style:parent-style-name="Standard">
      <style:text-properties fo:font-weight="bold" officeooo:rsid="0047fb01" officeooo:paragraph-rsid="00489c4a" style:font-weight-asian="bold" style:font-weight-complex="bold"/>
    </style:style>
    <style:style style:name="P12" style:family="paragraph" style:parent-style-name="Standard">
      <style:text-properties fo:font-weight="bold" officeooo:rsid="0047fb01" officeooo:paragraph-rsid="0047fb01" style:font-weight-asian="bold" style:font-weight-complex="bold"/>
    </style:style>
    <style:style style:name="P13" style:family="paragraph" style:parent-style-name="Standard">
      <style:text-properties officeooo:paragraph-rsid="002a1d22"/>
    </style:style>
    <style:style style:name="P14" style:family="paragraph" style:parent-style-name="Standard">
      <style:text-properties officeooo:rsid="003eacf1" officeooo:paragraph-rsid="003eacf1"/>
    </style:style>
    <style:style style:name="P15" style:family="paragraph" style:parent-style-name="Standard">
      <style:text-properties officeooo:rsid="0047fb01" officeooo:paragraph-rsid="0047fb01"/>
    </style:style>
    <style:style style:name="P16" style:family="paragraph" style:parent-style-name="Standard">
      <style:text-properties officeooo:rsid="0047fb01" officeooo:paragraph-rsid="00489c4a"/>
    </style:style>
    <style:style style:name="P17" style:family="paragraph" style:parent-style-name="Standard">
      <style:text-properties fo:font-size="22pt" officeooo:rsid="000fde6c" officeooo:paragraph-rsid="000fde6c" style:font-size-asian="22pt" style:font-size-complex="22pt"/>
    </style:style>
    <style:style style:name="P18" style:family="paragraph" style:parent-style-name="Standard">
      <style:text-properties officeooo:paragraph-rsid="005d4d1f"/>
    </style:style>
    <style:style style:name="P19" style:family="paragraph" style:parent-style-name="Standard">
      <style:text-properties officeooo:paragraph-rsid="00639994"/>
    </style:style>
    <style:style style:name="P20" style:family="paragraph" style:parent-style-name="Standard">
      <style:text-properties officeooo:paragraph-rsid="006b6aec"/>
    </style:style>
    <style:style style:name="P21" style:family="paragraph" style:parent-style-name="Standard">
      <style:text-properties officeooo:paragraph-rsid="006ebbe8"/>
    </style:style>
    <style:style style:name="P22" style:family="paragraph" style:parent-style-name="Standard">
      <style:text-properties officeooo:paragraph-rsid="00706c02"/>
    </style:style>
    <style:style style:name="P23" style:family="paragraph" style:parent-style-name="Standard">
      <style:text-properties officeooo:paragraph-rsid="00751448"/>
    </style:style>
    <style:style style:name="P24" style:family="paragraph" style:parent-style-name="Standard">
      <style:text-properties fo:color="#d4d4d4" style:font-name="Droid Sans Mono" fo:font-size="10.5pt" fo:font-weight="normal" officeooo:rsid="007d184b" officeooo:paragraph-rsid="007d184b" fo:background-color="#1e1e1e"/>
    </style:style>
    <style:style style:name="P25" style:family="paragraph" style:parent-style-name="Standard">
      <style:text-properties officeooo:paragraph-rsid="007e529b"/>
    </style:style>
    <style:style style:name="P26" style:family="paragraph" style:parent-style-name="Preformatted_20_Text">
      <style:text-properties officeooo:rsid="000fde6c" officeooo:paragraph-rsid="000fde6c"/>
    </style:style>
    <style:style style:name="P27" style:family="paragraph" style:parent-style-name="Preformatted_20_Text">
      <style:text-properties officeooo:rsid="00145816" officeooo:paragraph-rsid="00145816"/>
    </style:style>
    <style:style style:name="P28" style:family="paragraph" style:parent-style-name="Preformatted_20_Text">
      <style:text-properties officeooo:rsid="0015a430" officeooo:paragraph-rsid="0015a430"/>
    </style:style>
    <style:style style:name="P29" style:family="paragraph" style:parent-style-name="Preformatted_20_Text">
      <style:text-properties officeooo:rsid="0015a430" officeooo:paragraph-rsid="00489c4a"/>
    </style:style>
    <style:style style:name="P30" style:family="paragraph" style:parent-style-name="Preformatted_20_Text">
      <style:text-properties officeooo:rsid="0018a85f" officeooo:paragraph-rsid="0018a85f"/>
    </style:style>
    <style:style style:name="P31" style:family="paragraph" style:parent-style-name="Preformatted_20_Text">
      <style:text-properties officeooo:rsid="0018a85f" officeooo:paragraph-rsid="001cccfa"/>
    </style:style>
    <style:style style:name="P32" style:family="paragraph" style:parent-style-name="Preformatted_20_Text">
      <style:text-properties officeooo:paragraph-rsid="001cccfa"/>
    </style:style>
    <style:style style:name="P33" style:family="paragraph" style:parent-style-name="Preformatted_20_Text">
      <style:text-properties officeooo:paragraph-rsid="002a1d22"/>
    </style:style>
    <style:style style:name="P34" style:family="paragraph" style:parent-style-name="Preformatted_20_Text">
      <style:text-properties officeooo:rsid="002e267a" officeooo:paragraph-rsid="002e267a"/>
    </style:style>
    <style:style style:name="P35" style:family="paragraph" style:parent-style-name="Preformatted_20_Text">
      <style:text-properties officeooo:rsid="002e267a" officeooo:paragraph-rsid="0015a430"/>
    </style:style>
    <style:style style:name="P36" style:family="paragraph" style:parent-style-name="Preformatted_20_Text">
      <style:text-properties officeooo:rsid="002e267a" officeooo:paragraph-rsid="00489c4a"/>
    </style:style>
    <style:style style:name="P37" style:family="paragraph" style:parent-style-name="Preformatted_20_Text">
      <style:text-properties officeooo:rsid="002e267a" officeooo:paragraph-rsid="004916f0"/>
    </style:style>
    <style:style style:name="P38" style:family="paragraph" style:parent-style-name="Preformatted_20_Text">
      <style:text-properties fo:font-size="22pt" fo:font-weight="bold" officeooo:rsid="0018a85f" officeooo:paragraph-rsid="0018a85f" style:font-size-asian="22pt" style:font-weight-asian="bold" style:font-size-complex="22pt" style:font-weight-complex="bold"/>
    </style:style>
    <style:style style:name="P39" style:family="paragraph" style:parent-style-name="Preformatted_20_Text">
      <style:text-properties fo:font-size="24pt" fo:font-weight="bold" officeooo:rsid="003ba419" officeooo:paragraph-rsid="003ba419" style:font-size-asian="24pt" style:font-weight-asian="bold" style:font-size-complex="24pt" style:font-weight-complex="bold"/>
    </style:style>
    <style:style style:name="P40" style:family="paragraph" style:parent-style-name="Preformatted_20_Text">
      <style:text-properties fo:language="en" fo:country="US"/>
    </style:style>
    <style:style style:name="P41" style:family="paragraph" style:parent-style-name="Preformatted_20_Text">
      <style:text-properties fo:language="en" fo:country="US" officeooo:rsid="0047fb01" officeooo:paragraph-rsid="0047fb01"/>
    </style:style>
    <style:style style:name="P42" style:family="paragraph" style:parent-style-name="Preformatted_20_Text">
      <style:text-properties fo:language="en" fo:country="US" officeooo:rsid="00497d5e" officeooo:paragraph-rsid="00497d5e"/>
    </style:style>
    <style:style style:name="P43" style:family="paragraph" style:parent-style-name="Preformatted_20_Text">
      <style:text-properties officeooo:paragraph-rsid="004916f0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808080"/>
    </style:style>
    <style:style style:name="P46" style:family="paragraph" style:parent-style-name="Preformatted_20_Text">
      <style:paragraph-properties fo:margin-top="0cm" fo:margin-bottom="0.499cm" loext:contextual-spacing="false"/>
      <style:text-properties officeooo:paragraph-rsid="00315066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paragraph-rsid="00347c17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396745"/>
    </style:style>
    <style:style style:name="P49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50" style:family="paragraph" style:parent-style-name="Preformatted_20_Text">
      <style:paragraph-properties fo:margin-top="0cm" fo:margin-bottom="0.499cm" loext:contextual-spacing="false"/>
      <style:text-properties fo:language="en" fo:country="US" officeooo:rsid="00497d5e" officeooo:paragraph-rsid="00497d5e"/>
    </style:style>
    <style:style style:name="P51" style:family="paragraph" style:parent-style-name="Preformatted_20_Text">
      <style:paragraph-properties fo:margin-top="0cm" fo:margin-bottom="0.499cm" loext:contextual-spacing="false"/>
      <style:text-properties officeooo:paragraph-rsid="006e2bc4"/>
    </style:style>
    <style:style style:name="P52" style:family="paragraph" style:parent-style-name="Heading_20_1">
      <style:paragraph-properties fo:margin-top="0cm" fo:margin-bottom="0.499cm" loext:contextual-spacing="false"/>
      <style:text-properties fo:color="#808080" fo:font-size="15pt" fo:font-weight="bold" style:font-size-asian="15pt" style:font-weight-asian="bold" style:font-size-complex="15pt" style:font-weight-complex="bold"/>
    </style:style>
    <style:style style:name="P53" style:family="paragraph" style:parent-style-name="Heading_20_1">
      <style:text-properties officeooo:rsid="0018a85f" officeooo:paragraph-rsid="0018a85f"/>
    </style:style>
    <style:style style:name="P54" style:family="paragraph" style:parent-style-name="Heading_20_1">
      <style:text-properties fo:font-size="15pt" officeooo:rsid="0018a85f" officeooo:paragraph-rsid="0018a85f" style:font-size-asian="15pt" style:font-size-complex="15pt"/>
    </style:style>
    <style:style style:name="P55" style:family="paragraph" style:parent-style-name="Heading_20_1">
      <style:text-properties officeooo:rsid="00364e49" officeooo:paragraph-rsid="00364e49"/>
    </style:style>
    <style:style style:name="P56" style:family="paragraph" style:parent-style-name="Text_20_body">
      <style:text-properties officeooo:paragraph-rsid="001cccfa"/>
    </style:style>
    <style:style style:name="P57" style:family="paragraph" style:parent-style-name="Text_20_body">
      <style:text-properties fo:font-size="10pt" fo:font-weight="normal" officeooo:paragraph-rsid="001cccfa" style:font-size-asian="10pt" style:font-weight-asian="normal" style:font-size-complex="10pt" style:font-weight-complex="normal"/>
    </style:style>
    <style:style style:name="P58" style:family="paragraph" style:parent-style-name="Text_20_body">
      <style:text-properties fo:font-size="10pt" fo:font-weight="normal" officeooo:rsid="0023b0be" officeooo:paragraph-rsid="001cccfa" style:font-size-asian="10pt" style:font-weight-asian="normal" style:font-size-complex="10pt" style:font-weight-complex="normal"/>
    </style:style>
    <style:style style:name="P59" style:family="paragraph" style:parent-style-name="Text_20_body">
      <style:text-properties fo:font-size="10pt" fo:font-weight="normal" officeooo:rsid="001d3a82" officeooo:paragraph-rsid="001cccfa" style:font-size-asian="10pt" style:font-weight-asian="normal" style:font-size-complex="10pt" style:font-weight-complex="normal"/>
    </style:style>
    <style:style style:name="P60" style:family="paragraph" style:parent-style-name="Text_20_body">
      <style:text-properties officeooo:rsid="00364e49" officeooo:paragraph-rsid="00364e49"/>
    </style:style>
    <style:style style:name="P61" style:family="paragraph" style:parent-style-name="Text_20_body">
      <style:text-properties fo:color="#0000ff"/>
    </style:style>
    <style:style style:name="P62" style:family="paragraph" style:parent-style-name="Text_20_body">
      <style:text-properties fo:color="#333333"/>
    </style:style>
    <style:style style:name="P63" style:family="paragraph" style:parent-style-name="Text_20_body">
      <style:text-properties officeooo:rsid="0047fb01" officeooo:paragraph-rsid="00489c4a"/>
    </style:style>
    <style:style style:name="P64" style:family="paragraph" style:parent-style-name="Text_20_body">
      <style:text-properties officeooo:rsid="00522eb4" officeooo:paragraph-rsid="00522eb4"/>
    </style:style>
    <style:style style:name="P65" style:family="paragraph" style:parent-style-name="Text_20_body">
      <style:text-properties officeooo:rsid="00522eb4" officeooo:paragraph-rsid="00560653"/>
    </style:style>
    <style:style style:name="P66" style:family="paragraph" style:parent-style-name="Text_20_body">
      <style:text-properties officeooo:rsid="00560653" officeooo:paragraph-rsid="00560653"/>
    </style:style>
    <style:style style:name="P67" style:family="paragraph" style:parent-style-name="Text_20_body">
      <style:text-properties fo:font-weight="bold" officeooo:rsid="00522eb4" officeooo:paragraph-rsid="00522eb4" style:font-weight-asian="bold" style:font-weight-complex="bold"/>
    </style:style>
    <style:style style:name="P68" style:family="paragraph" style:parent-style-name="Text_20_body">
      <style:text-properties fo:font-size="96pt" fo:font-weight="bold" officeooo:rsid="00522eb4" officeooo:paragraph-rsid="00522eb4" style:font-size-asian="96pt" style:font-weight-asian="bold" style:font-size-complex="96pt" style:font-weight-complex="bold"/>
    </style:style>
    <style:style style:name="P69" style:family="paragraph" style:parent-style-name="Text_20_body">
      <style:text-properties fo:font-size="96pt" officeooo:rsid="005f954a" officeooo:paragraph-rsid="005f954a" style:font-size-asian="96pt" style:font-size-complex="96pt"/>
    </style:style>
    <style:style style:name="P70" style:family="paragraph" style:parent-style-name="Text_20_body">
      <style:text-properties officeooo:rsid="005f954a" officeooo:paragraph-rsid="005f954a"/>
    </style:style>
    <style:style style:name="P71" style:family="paragraph" style:parent-style-name="Text_20_body">
      <style:text-properties fo:font-size="12pt" officeooo:rsid="005f954a" officeooo:paragraph-rsid="005f954a" style:font-size-asian="10.5pt" style:font-size-complex="12pt"/>
    </style:style>
    <style:style style:name="P72" style:family="paragraph" style:parent-style-name="Text_20_body">
      <style:text-properties officeooo:rsid="007d184b" officeooo:paragraph-rsid="007d184b"/>
    </style:style>
    <style:style style:name="P73" style:family="paragraph" style:parent-style-name="Heading_20_4">
      <style:text-properties officeooo:paragraph-rsid="001cccfa"/>
    </style:style>
    <style:style style:name="P74" style:family="paragraph" style:parent-style-name="Text_20_body">
      <style:paragraph-properties fo:margin-top="0cm" fo:margin-bottom="0cm" loext:contextual-spacing="false"/>
    </style:style>
    <style:style style:name="P75" style:family="paragraph" style:parent-style-name="Heading_20_1">
      <style:paragraph-properties fo:margin-top="0cm" fo:margin-bottom="0cm" loext:contextual-spacing="false"/>
    </style:style>
    <style:style style:name="P76" style:family="paragraph" style:parent-style-name="Heading_20_3">
      <style:paragraph-properties fo:margin-top="0cm" fo:margin-bottom="0cm" loext:contextual-spacing="false"/>
    </style:style>
    <style:style style:name="P77" style:family="paragraph" style:parent-style-name="Text_20_body" style:list-style-name="L1"/>
    <style:style style:name="P78" style:family="paragraph" style:parent-style-name="Text_20_body" style:list-style-name="L2"/>
    <style:style style:name="P79" style:family="paragraph" style:parent-style-name="Text_20_body" style:list-style-name="L3"/>
    <style:style style:name="P80" style:family="paragraph" style:parent-style-name="Text_20_body" style:list-style-name="L4"/>
    <style:style style:name="P81" style:family="paragraph" style:parent-style-name="Text_20_body" style:list-style-name="L5"/>
    <style:style style:name="P82" style:family="paragraph" style:parent-style-name="Text_20_body" style:list-style-name="L6"/>
    <style:style style:name="P83" style:family="paragraph" style:parent-style-name="Text_20_body" style:list-style-name="L7"/>
    <style:style style:name="P84" style:family="paragraph" style:parent-style-name="Text_20_body" style:list-style-name="L1">
      <style:paragraph-properties fo:margin-top="0cm" fo:margin-bottom="0cm" loext:contextual-spacing="false"/>
    </style:style>
    <style:style style:name="P85" style:family="paragraph" style:parent-style-name="Text_20_body" style:list-style-name="L2">
      <style:paragraph-properties fo:margin-top="0cm" fo:margin-bottom="0cm" loext:contextual-spacing="false"/>
    </style:style>
    <style:style style:name="P86" style:family="paragraph" style:parent-style-name="Text_20_body" style:list-style-name="L3">
      <style:paragraph-properties fo:margin-top="0cm" fo:margin-bottom="0cm" loext:contextual-spacing="false"/>
    </style:style>
    <style:style style:name="P87" style:family="paragraph" style:parent-style-name="Text_20_body" style:list-style-name="L4">
      <style:paragraph-properties fo:margin-top="0cm" fo:margin-bottom="0cm" loext:contextual-spacing="false"/>
    </style:style>
    <style:style style:name="P88" style:family="paragraph" style:parent-style-name="Text_20_body" style:list-style-name="L5">
      <style:paragraph-properties fo:margin-top="0cm" fo:margin-bottom="0cm" loext:contextual-spacing="false"/>
    </style:style>
    <style:style style:name="P89" style:family="paragraph" style:parent-style-name="Text_20_body" style:list-style-name="L6">
      <style:paragraph-properties fo:margin-top="0cm" fo:margin-bottom="0cm" loext:contextual-spacing="false"/>
    </style:style>
    <style:style style:name="P90" style:family="paragraph" style:parent-style-name="Text_20_body" style:list-style-name="L7">
      <style:paragraph-properties fo:margin-top="0cm" fo:margin-bottom="0cm" loext:contextual-spacing="false"/>
    </style:style>
    <style:style style:name="P91" style:family="paragraph" style:parent-style-name="Standard">
      <style:text-properties officeooo:paragraph-rsid="00751448"/>
    </style:style>
    <style:style style:name="P92" style:family="paragraph" style:parent-style-name="Standard">
      <style:text-properties officeooo:paragraph-rsid="00818de9"/>
    </style:style>
    <style:style style:name="P93" style:family="paragraph" style:parent-style-name="Preformatted_20_Text">
      <style:text-properties officeooo:paragraph-rsid="00818de9"/>
    </style:style>
    <style:style style:name="P9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9939"/>
    </style:style>
    <style:style style:name="T2" style:family="text">
      <style:text-properties fo:background-color="#ff0000" loext:char-shading-value="0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8a85f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cccf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d3a82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df805" style:font-size-asian="10pt" style:font-weight-asian="normal" style:font-size-complex="10pt" style:font-weight-complex="normal"/>
    </style:style>
    <style:style style:name="T8" style:family="text">
      <style:text-properties fo:color="#0000ff"/>
    </style:style>
    <style:style style:name="T9" style:family="text">
      <style:text-properties fo:color="#0000ff" fo:font-size="18pt"/>
    </style:style>
    <style:style style:name="T10" style:family="text">
      <style:text-properties fo:color="#0000ff" style:font-size-asian="18pt"/>
    </style:style>
    <style:style style:name="T11" style:family="text">
      <style:text-properties officeooo:rsid="001fddff"/>
    </style:style>
    <style:style style:name="T12" style:family="text">
      <style:text-properties officeooo:rsid="00217e6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7e64" style:font-weight-asian="bold" style:font-weight-complex="bold"/>
    </style:style>
    <style:style style:name="T15" style:family="text">
      <style:text-properties fo:font-weight="bold" officeooo:rsid="00262cb2" style:font-weight-asian="bold" style:font-weight-complex="bold"/>
    </style:style>
    <style:style style:name="T16" style:family="text">
      <style:text-properties fo:font-weight="normal" officeooo:rsid="001fddff" style:font-weight-asian="normal" style:font-weight-complex="normal"/>
    </style:style>
    <style:style style:name="T17" style:family="text">
      <style:text-properties fo:font-weight="normal" officeooo:rsid="002a1d22" style:font-weight-asian="normal" style:font-weight-complex="normal"/>
    </style:style>
    <style:style style:name="T18" style:family="text">
      <style:text-properties officeooo:rsid="002a1d22"/>
    </style:style>
    <style:style style:name="T19" style:family="text">
      <style:text-properties fo:color="#808080"/>
    </style:style>
    <style:style style:name="T20" style:family="text">
      <style:text-properties fo:font-size="10.5pt"/>
    </style:style>
    <style:style style:name="T21" style:family="text">
      <style:text-properties style:font-size-asian="10.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officeooo:rsid="00347c17"/>
    </style:style>
    <style:style style:name="T24" style:family="text">
      <style:text-properties officeooo:rsid="00396745"/>
    </style:style>
    <style:style style:name="T25" style:family="text">
      <style:text-properties fo:language="en" fo:country="US"/>
    </style:style>
    <style:style style:name="T26" style:family="text">
      <style:text-properties style:language-asian="en" style:country-asian="US"/>
    </style:style>
    <style:style style:name="T27" style:family="text">
      <style:text-properties fo:font-size="13.5pt"/>
    </style:style>
    <style:style style:name="T28" style:family="text">
      <style:text-properties style:font-size-asian="13.5pt"/>
    </style:style>
    <style:style style:name="T29" style:family="text">
      <style:text-properties fo:color="#333333" style:font-name="Arial"/>
    </style:style>
    <style:style style:name="T30" style:family="text">
      <style:text-properties fo:color="#333333" style:font-name-asian="Arial"/>
    </style:style>
    <style:style style:name="T31" style:family="text">
      <style:text-properties officeooo:rsid="0047fb01"/>
    </style:style>
    <style:style style:name="T32" style:family="text">
      <style:text-properties officeooo:rsid="0015a430"/>
    </style:style>
    <style:style style:name="T33" style:family="text">
      <style:text-properties officeooo:rsid="00489c4a"/>
    </style:style>
    <style:style style:name="T34" style:family="text">
      <style:text-properties officeooo:rsid="004916f0"/>
    </style:style>
    <style:style style:name="T35" style:family="text">
      <style:text-properties officeooo:rsid="002e267a"/>
    </style:style>
    <style:style style:name="T36" style:family="text">
      <style:text-properties fo:font-style="italic" officeooo:rsid="0015a430" style:font-style-asian="italic" style:font-style-complex="italic"/>
    </style:style>
    <style:style style:name="T37" style:family="text">
      <style:text-properties officeooo:rsid="004c73af"/>
    </style:style>
    <style:style style:name="T38" style:family="text">
      <style:text-properties officeooo:rsid="004fc1c3"/>
    </style:style>
    <style:style style:name="T39" style:family="text">
      <style:text-properties officeooo:rsid="00560653"/>
    </style:style>
    <style:style style:name="T40" style:family="text">
      <style:text-properties fo:font-size="96pt" officeooo:rsid="005d4d1f" style:font-size-asian="96pt" style:font-size-complex="96pt"/>
    </style:style>
    <style:style style:name="T41" style:family="text">
      <style:text-properties fo:font-size="96pt" officeooo:rsid="00639994" style:font-size-asian="96pt" style:font-size-complex="96pt"/>
    </style:style>
    <style:style style:name="T42" style:family="text">
      <style:text-properties fo:font-size="12pt" officeooo:rsid="005d4d1f" style:font-size-asian="10.5pt" style:font-size-complex="12pt"/>
    </style:style>
    <style:style style:name="T43" style:family="text">
      <style:text-properties fo:font-size="12pt" officeooo:rsid="007e529b" style:font-size-asian="10.5pt" style:font-size-complex="12pt"/>
    </style:style>
    <style:style style:name="T44" style:family="text">
      <style:text-properties officeooo:rsid="006b6aec"/>
    </style:style>
    <style:style style:name="T45" style:family="text">
      <style:text-properties officeooo:rsid="006e2bc4"/>
    </style:style>
    <style:style style:name="T46" style:family="text">
      <style:text-properties officeooo:rsid="006ebbe8"/>
    </style:style>
    <style:style style:name="T47" style:family="text">
      <style:text-properties fo:font-size="8.39999961853027pt"/>
    </style:style>
    <style:style style:name="T48" style:family="text">
      <style:text-properties style:font-size-asian="8.39999961853027pt"/>
    </style:style>
    <style:style style:name="T49" style:family="text">
      <style:text-properties fo:font-size="80pt" style:font-size-asian="80pt" style:font-size-complex="80pt"/>
    </style:style>
    <style:style style:name="T50" style:family="text">
      <style:text-properties officeooo:rsid="00751448"/>
    </style:style>
    <style:style style:name="T51" style:family="text">
      <style:text-properties fo:color="#569cd6"/>
    </style:style>
    <style:style style:name="T52" style:family="text">
      <style:text-properties fo:color="#dcdcaa"/>
    </style:style>
    <style:style style:name="T53" style:family="text">
      <style:text-properties fo:color="#9cdcfe"/>
    </style:style>
    <style:style style:name="T54" style:family="text">
      <style:text-properties fo:color="#b5cea8"/>
    </style:style>
    <style:style style:name="T55" style:family="text">
      <style:text-properties officeooo:rsid="007df735"/>
    </style:style>
    <style:style style:name="T56" style:family="text">
      <style:text-properties officeooo:rsid="00818d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tcnn</text:p>
      <text:p text:style-name="P14"><text:a xlink:type="simple" xlink:href="https://blog.csdn.net/Sierkinhane/article/details/83308658" text:style-name="Internet_20_link" text:visited-style-name="Visited_20_Internet_20_Link">https://blog.csdn.net/Sierkinhane/article/details/83308658</text:a></text:p>
      <text:p text:style-name="P14"><text:a xlink:type="simple" xlink:href="https://github.com/Sierkinhane/mtcnn-pytorch" text:style-name="Internet_20_link" text:visited-style-name="Visited_20_Internet_20_Link">https://github.com/Sierkinhane/mtcnn-pytorch</text:a></text:p>
      <text:p text:style-name="P14">https://github.com/imistyrain/MTCNN</text:p>
      <text:p text:style-name="P1"/>
      <text:p text:style-name="P17">算法部署到端侧：</text:p>
      <text:p text:style-name="P10">训练模型</text:p>
      <text:p text:style-name="P1">.<text:span text:style-name="T31">pt</text:span></text:p>
      <text:p text:style-name="P11">pytorch模型转化为<text:span text:style-name="T32">onnx</text:span><text:span text:style-name="T36">(https://gitlab.dana-tech.com/be/be-ai/legacy/pytorch2ncnn/tree/master)</text:span></text:p>
      <text:p text:style-name="P15"><text:bookmark text:name="LC14"/><text:span text:style-name="Source_20_Text"><text:span text:style-name="T25">python3 pytorch2onnx.py</text:span></text:span><text:span text:style-name="Source_20_Text"> </text:span></text:p>
      <text:p text:style-name="P15"/>
      <text:p text:style-name="P12">简化网络</text:p>
      <text:p text:style-name="P36"><text:span text:style-name="Source_20_Text">python3 -m onnxsim input_onnx_model output_onnx_model</text:span></text:p>
      <text:p text:style-name="P11"><text:span text:style-name="T32">onnx</text:span>转化为ncnn</text:p>
      <text:p text:style-name="P63"><text:span text:style-name="T34">(</text:span>下载并编译一下ncnn:<text:a xlink:type="simple" xlink:href="https://github.com/Tencent/ncnn" office:target-frame-name="_blank" xlink:show="new" text:style-name="Internet_20_link" text:visited-style-name="Visited_20_Internet_20_Link">https://github.com/Tencent/ncnn</text:a></text:p>
      <text:p text:style-name="Text_20_body">之后在build/tools/onnx/中有onnx2ncnn工具<text:span text:style-name="T34">)</text:span></text:p>
      <text:p text:style-name="P44"><text:bookmark text:name="LC15"/><text:span text:style-name="Source_20_Text"><text:span text:style-name="T25">./onnx2ncnn net_sim.onnx</text:span></text:span></text:p>
      <text:p text:style-name="Text_20_body">在当前目录下会生成ncnn.param和ncnn.bin</text:p>
      <text:p text:style-name="P16"/>
      <text:p text:style-name="P11">编译ncnn</text:p>
      <text:p text:style-name="P15">cd ncnn</text:p>
      <text:p text:style-name="P15">mkdir -p build</text:p>
      <text:p text:style-name="P15">cd build</text:p>
      <text:p text:style-name="P15">cmake -DNCNN_VULKAN=OFF</text:p>
      <text:p text:style-name="P15">make -j4</text:p>
      <text:p text:style-name="P12">链接.<text:span text:style-name="T33">cpp</text:span></text:p>
      <text:p text:style-name="P41"/>
      <text:p text:style-name="P40"><text:bookmark text:name="LC23"/>g++ -c dana_logo_detect.cpp -I/home/danalelixin/ncnn/build/install/include/ncnn/</text:p>
      <text:p text:style-name="P42">（将.cpp文件链接到ncnn，编译生成二进制文件dana_logo_detect.o）</text:p>
      <text:p text:style-name="P40"/>
      <text:p text:style-name="P49"><text:bookmark text:name="LC43"/>ar -r liblogodetect.a dana_logo_detect.o</text:p>
      <text:p text:style-name="P50">（将dana_logo_detect.o压缩成liblogodetect.a）</text:p>
      <text:p text:style-name="P15"/>
      <text:p text:style-name="P15"/>
      <text:p text:style-name="P29"/>
      <text:p text:style-name="P29"/>
      <text:p text:style-name="P36">安装<text:span text:style-name="Source_20_Text">onnx-simplifier：</text:span></text:p>
      <text:p text:style-name="P36"><text:span text:style-name="Source_20_Text">pip3 install onnx-simplifier</text:span></text:p>
      <text:p text:style-name="P43"><text:span text:style-name="Source_20_Text"><text:span text:style-name="T35">简化网络(</text:span></text:span><text:span text:style-name="Source_20_Text">目录下要有pytorch的模型文件(类型是state_dic)，这里是mtcnn/</text:span></text:p>
      <text:p text:style-name="Text_20_body">生成的模型会在models/文件夹中.</text:p>
      <text:p text:style-name="P37"><text:span text:style-name="Source_20_Text"><text:span text:style-name="T34">)</text:span></text:span><text:span text:style-name="Source_20_Text">：</text:span></text:p>
      <text:p text:style-name="P36"><text:span text:style-name="Source_20_Text">python3 -m onnxsim input_onnx_model output_onnx_model</text:span></text:p>
      <text:p text:style-name="P1"/>
      <text:p text:style-name="P1">创建anaconda环境</text:p>
      <text:p text:style-name="P1">conda create -n torch_cuda10.2</text:p>
      <text:p text:style-name="P1">激活环境</text:p>
      <text:p text:style-name="P1"><text:soft-page-break/>conda activate torch_cuda10.2</text:p>
      <text:p text:style-name="P1">退出环境</text:p>
      <text:p text:style-name="P1">deactivate</text:p>
      <text:p text:style-name="P1">查看环境</text:p>
      <text:p text:style-name="P1">conda env list</text:p>
      <text:p text:style-name="P1">删除环境</text:p>
      <text:p text:style-name="P1">conda remove -n torch_cuda10.2</text:p>
      <text:p text:style-name="P1"/>
      <text:p text:style-name="P1">配置没有cuda的环境，命名为torch_cpuonly</text:p>
      <text:p text:style-name="P26">conda install pytorch torchvision cpuonly -c pytorch</text:p>
      <text:p text:style-name="P26">conda install opencv matplotlib </text:p>
      <text:p text:style-name="P26">配置cuda=10.2的环境，命名为torch_cuda10.2</text:p>
      <text:p text:style-name="P26">conda install pytorch torchvision cudatoolkit=10.2 -c pytorch</text:p>
      <text:p text:style-name="P26">conda install opencv matplotlib</text:p>
      <text:p text:style-name="P26"/>
      <text:p text:style-name="P26">配置多个cuda</text:p>
      <text:p text:style-name="P26"><text:a xlink:type="simple" xlink:href="https://blog.csdn.net/Maple2014/article/details/78574275" text:style-name="Internet_20_link" text:visited-style-name="Visited_20_Internet_20_Link">https://blog.csdn.net/Maple2014/article/details/78574275</text:a></text:p>
      <text:p text:style-name="P26">https://cyfeng.science/2020/05/02/ubuntu-install-nvidia-driver-cuda-cudnn-suits/</text:p>
      <text:p text:style-name="P26"/>
      <text:p text:style-name="P26">添加下载源</text:p>
      <text:p text:style-name="P26"><text:span text:style-name="Source_20_Text">conda config --add channels https://mirrors.ustc.edu.cn/anaconda/pkgs/free/</text:span></text:p>
      <text:p text:style-name="P44"><text:span text:style-name="Source_20_Text">conda config --set show_channel_urls yes</text:span></text:p>
      <text:p text:style-name="P46"><text:span text:style-name="Source_20_Text">删除源</text:span></text:p>
      <text:p text:style-name="P46"><text:span text:style-name="Source_20_Text">conda config --remove channels </text:span><text:a xlink:type="simple" xlink:href="https://pypi.doubanio.com/simp" text:style-name="Internet_20_link" text:visited-style-name="Visited_20_Internet_20_Link"><text:span text:style-name="Source_20_Text">https://pypi.doubanio.com/simp</text:span></text:a></text:p>
      <text:p text:style-name="P46"><text:span text:style-name="Source_20_Text">显示源</text:span></text:p>
      <text:p text:style-name="P46"><text:span text:style-name="Source_20_Text">conda config –show-sources</text:span></text:p>
      <text:p text:style-name="P47"><text:span text:style-name="Source_20_Text"><text:span text:style-name="T23">conda找不到源：</text:span></text:span></text:p>
      <text:p text:style-name="P47"><text:a xlink:type="simple" xlink:href="https://www.cnblogs.com/hellojiaojiao/p/10790273.html" text:style-name="Internet_20_link" text:visited-style-name="Visited_20_Internet_20_Link"><text:span text:style-name="Source_20_Text">https://www.cnblogs.com/hellojiaojiao/p/10790273.html</text:span></text:a></text:p>
      <text:p text:style-name="P47"><text:span text:style-name="Source_20_Text">conda config --add channels conda-forge</text:span></text:p>
      <text:p text:style-name="P47"><text:span text:style-name="Source_20_Text">anaconda search -t conda 要安装的包</text:span></text:p>
      <text:p text:style-name="P51"><text:span text:style-name="Source_20_Text">本地安装.</text:span><text:span text:style-name="Source_20_Text"><text:span text:style-name="T45">conda包</text:span></text:span></text:p>
      <text:p text:style-name="P51"><text:span text:style-name="Source_20_Text">conda in</text:span><text:span text:style-name="Source_20_Text"><text:span text:style-name="T45">stall </text:span></text:span><text:span text:style-name="Source_20_Text">–-</text:span><text:span text:style-name="Source_20_Text"><text:span text:style-name="T45">use-local 包名</text:span></text:span></text:p>
      <text:p text:style-name="P48"><text:span text:style-name="Source_20_Text"><text:span text:style-name="T24">ssh讲解：</text:span></text:span></text:p>
      <text:p text:style-name="P48"><text:span text:style-name="Source_20_Text">https://blog.csdn.net/sduuntion/article/details/26222715</text:span></text:p>
      <text:p text:style-name="P46"><text:span text:style-name="Source_20_Text"/></text:p>
      <text:p text:style-name="P26">按上面的设置镜像源后需打开C:\Users\lqk.condarc这个文件删除 -defaults这一行<text:line-break/>附上：C:\Users\lqk.condarc</text:p>
      <text:p text:style-name="P26">相关链接<text:span text:style-name="T1">：https://www.jianshu.com/p/c74668743932</text:span></text:p>
      <text:p text:style-name="P26"/>
      <text:p text:style-name="P26"/>
      <text:p text:style-name="P27">传文件：</text:p>
      <text:p text:style-name="P27">scp -r face_verification/ <text:a xlink:type="simple" xlink:href="mailto:kai@172.20.16.141" text:style-name="Internet_20_link" text:visited-style-name="Visited_20_Internet_20_Link">kai@172.20.16.141</text:a>:/home/kai/Desktop/</text:p>
      <text:p text:style-name="P27"/>
      <text:p text:style-name="P27"><text:soft-page-break/>远程登陆：</text:p>
      <text:p text:style-name="P27">ssh <text:a xlink:type="simple" xlink:href="mailto:danalelixin@172.20.16.131" text:style-name="Internet_20_link" text:visited-style-name="Visited_20_Internet_20_Link">danalelixin@172.20.16.131</text:a></text:p>
      <text:p text:style-name="P27"/>
      <text:p text:style-name="P35"><text:span text:style-name="Source_20_Text"/></text:p>
      <text:p text:style-name="P34"><text:span text:style-name="Source_20_Text"/></text:p>
      <text:p text:style-name="P34"/>
      <text:p text:style-name="P39">conda离线安装包</text:p>
      <text:p text:style-name="P34">https://www.jianshu.com/p/dd1bd5144db2</text:p>
      <text:p text:style-name="P34"/>
      <text:p text:style-name="P34"/>
      <text:p text:style-name="P28"/>
      <text:p text:style-name="P38">安装微信：</text:p>
      <text:p text:style-name="P30">主要参考博客： <text:s/><text:a xlink:type="simple" xlink:href="https://www.cnblogs.com/zhunong/p/13536110.html" text:style-name="Internet_20_link" text:visited-style-name="Visited_20_Internet_20_Link">https://www.cnblogs.com/zhunong/p/13536110.html</text:a></text:p>
      <text:p text:style-name="P30"/>
      <text:p text:style-name="P31">步骤：（先安装wine，再安装微信）</text:p>
      <text:p text:style-name="P31">下载：</text:p>
      <text:p text:style-name="P31"><text:span text:style-name="Source_20_Text">git clone </text:span><text:a xlink:type="simple" xlink:href="https://gitee.com/wszqkzqk/deepin-wine-for-ubuntu.git" text:style-name="Internet_20_link" text:visited-style-name="Visited_20_Internet_20_Link"><text:span text:style-name="Source_20_Text">https://gitee.com/wszqkzqk/deepin-wine-for-ubuntu.git</text:span></text:a></text:p>
      <text:p text:style-name="P31"><text:span text:style-name="Source_20_Text">切换到该目录下：</text:span></text:p>
      <text:p text:style-name="P31"><text:span text:style-name="Source_20_Text">cd 目录名</text:span></text:p>
      <text:p text:style-name="P31"><text:span text:style-name="Source_20_Text">执行：</text:span></text:p>
      <text:p text:style-name="P31"><text:span text:style-name="Source_20_Text">./install.sh</text:span></text:p>
      <text:h text:style-name="P73" text:outline-level="4"><text:span text:style-name="Source_20_Text"><text:span text:style-name="T4">本地安装deepin-wine的官方最新环境，</text:span></text:span><text:span text:style-name="T3">解压后切换到解压文件目录，在终端中运行（授予可执行权限后）： </text:span><text:span text:style-name="T5">chmod +x </text:span><text:span text:style-name="Source_20_Text"><text:span text:style-name="T5">install_2.8.22.sh</text:span></text:span><text:span text:style-name="T5"> </text:span></text:h>
      <text:h text:style-name="P73" text:outline-level="4"><text:span text:style-name="Source_20_Text"><text:span text:style-name="T3">./install_2.8.22.sh</text:span></text:span><text:span text:style-name="T3"> </text:span></text:h>
      <text:p text:style-name="P57">然后根据博客提供的链接下载微信即可</text:p>
      <text:p text:style-name="P57"/>
      <text:p text:style-name="P58">中文显示不出来，解决方法：</text:p>
      <text:p text:style-name="P58">编辑</text:p>
      <text:p text:style-name="Text_20_body">sudo vim /opt/deepinwine/tools/run.sh</text:p>
      <text:p text:style-name="Text_20_body">sudo vim /opt/deepinwine/tools/run_v2.sh</text:p>
      <text:p text:style-name="Text_20_body">修改两个文件，分别修改WINE_CMD="deepin-wine"</text:p>
      <text:p text:style-name="Text_20_body">为：</text:p>
      <text:p text:style-name="P44"><text:span text:style-name="Source_20_Text">WINE_CMD="LC_ALL=zh_CN.UTF-8 deepin-wine"</text:span></text:p>
      <text:p text:style-name="P57"/>
      <text:p text:style-name="P57">unzip -d /home/kai/.deepinwine/Deepin-WeChat/drive_c/windows/Fonts Win7zite.zip </text:p>
      <text:p text:style-name="P57"/>
      <text:p text:style-name="P56"><text:span text:style-name="T3">安裝.</text:span><text:span text:style-name="T6">deb</text:span></text:p>
      <text:p text:style-name="P32"><text:span text:style-name="Source_20_Text"><text:span text:style-name="T6">sudo dpkg -i file.deb</text:span></text:span></text:p>
      <text:p text:style-name="P32"><text:span text:style-name="Source_20_Text"><text:span text:style-name="T6"/></text:span></text:p>
      <text:p text:style-name="P56"><text:span text:style-name="Source_20_Text"><text:span text:style-name="T6">unzip </text:span></text:span><text:span text:style-name="Source_20_Text"><text:span text:style-name="T7">用法：</text:span></text:span></text:p>
      <text:p text:style-name="P56"><text:span text:style-name="Source_20_Text"><text:span text:style-name="T6">把文件解压到当前目录下</text:span></text:span></text:p>
      <text:p text:style-name="P44"><text:span text:style-name="T8">unzip</text:span> test.<text:span text:style-name="T8">zip</text:span></text:p>
      <text:p text:style-name="Text_20_body"><text:soft-page-break/>2、如果要把文件解压到指定的目录下，需要用到-d参数。</text:p>
      <text:p text:style-name="P44"><text:span text:style-name="T8">unzip</text:span> -d /temp test.<text:span text:style-name="T8">zip</text:span></text:p>
      <text:p text:style-name="P32"><text:span text:style-name="Source_20_Text"><text:span text:style-name="T6"/></text:span></text:p>
      <text:p text:style-name="P59">~/.deepinwine/Deepin-Wechat/drive_c/windows/Fonts</text:p>
      <text:p text:style-name="P31"><text:span text:style-name="Source_20_Text"/></text:p>
      <text:p text:style-name="P30"/>
      <text:h text:style-name="P54" text:outline-level="1">conda install和pip install的区别</text:h>
      <text:h text:style-name="Heading_20_2" text:outline-level="2"><text:bookmark text:name="1_1"/><text:bookmark text:name="t1"/>1、安装路径不同</text:h>
      <text:p text:style-name="Text_20_body">conda 安装包路径是 xxxxx\Anaconda3\pkgs<text:line-break/>pip 安装包路径在虚拟环境下是 xxxx\Anaconda3\envs\a_conda_env\Lib\site-packages</text:p>
      <text:h text:style-name="Heading_20_2" text:outline-level="2"><text:bookmark text:name="2conda_listpip_list_4"/><text:bookmark text:name="t2"/>2、conda list列表数量&gt;pip list</text:h>
      <text:p text:style-name="Text_20_body">因为1的原因，conda安装多个环境时，同一个包只需要安装一次，由conda通用管理，而pip要安装多个。</text:p>
      <text:h text:style-name="P53" text:outline-level="1"><text:bookmark text:name="cb_post_title_url"/><text:a xlink:type="simple" xlink:href="https://www.cnblogs.com/lllcccddd/p/10669843.html" text:style-name="Internet_20_link" text:visited-style-name="Visited_20_Internet_20_Link">pip conda apt-get区别 </text:a></text:h>
      <text:section text:style-name="Sect1" text:name="cnblogs_post_body">
        <text:p text:style-name="Text_20_body">首先介绍一下三者是什么!</text:p>
        <text:p text:style-name="Text_20_body">pip 是python里面的一个专门负责安装包的工具，也就是下载安装了python就有这个工具</text:p>
        <text:p text:style-name="Text_20_body">conda是anaconda里面专门负责安装包的工具</text:p>
        <text:p text:style-name="Text_20_body">apt-get 是专门负责安装包</text:p>
        <text:p text:style-name="Text_20_body">也就是说，我们可以有三种方式安装我们所需要的包</text:p>
        <text:p text:style-name="Text_20_body">要解决的主要就是一个问题：</text:p>
        <text:p text:style-name="Text_20_body">这三个安装到哪里了？同时安装会不会发生冲突，同时安装会调用哪个</text:p>
        <text:p text:style-name="Text_20_body">pip install：</text:p>
        <text:p text:style-name="Text_20_body">　　１　系统自带python的pip install</text:p>
        <text:p text:style-name="Text_20_body">　　２　conda 安装的python(新建环境)的pip install：anaconda3/envs/py36/lib/python3.6/site-packages/下面</text:p>
        <text:p text:style-name="Text_20_body">　　３　conda 安装的python(原环境)的pip install ：　anaconda3/lib/python3.6/site-packages/下面</text:p>
        <text:p text:style-name="Text_20_body">　　</text:p>
        <text:p text:style-name="Text_20_body">　　这个可以通过pip -V来看到底是哪个系统的pip 还是conda 里面python的pip</text:p>
        <text:p text:style-name="Text_20_body">apt-get :</text:p>
        <text:p text:style-name="Text_20_body"><text:soft-page-break/>　　１　这个会把安装包放在usr下面</text:p>
        <text:p text:style-name="Text_20_body">conda install：</text:p>
        <text:p text:style-name="Text_20_body">　　１　这个会安装在anaconda 下anaconda3/lib/python3.6/site-packages/或者anaconda3/envs/py36/lib/python3.6/site-packages/里面</text:p>
        <text:p text:style-name="Text_20_body"> </text:p>
        <text:p text:style-name="Text_20_body">所以可以得出一下结论</text:p>
        <text:p text:style-name="Text_20_body">１在同一个镜像里面，如果pip 使用的也是这个镜像里面的工具(pip -V)，</text:p>
        <text:p text:style-name="Text_20_body">那么<text:span text:style-name="T2">conda install 以及pip install 都会安装在同一个地方，他们两个没差别</text:span></text:p>
        <text:p text:style-name="Text_20_body"> </text:p>
        <text:p text:style-name="Text_20_body">２但是他们各自的内部安装列表有差别，比如conda 安装了pytorch,pip 安装了scipy,他们的list所显示的安装是不同的</text:p>
        <text:p text:style-name="Text_20_body">conda 的安装列表里面安装了pytorch，那么如果再安装numpy,那么他知道是要与pytorch产生依赖的numpy</text:p>
        <text:p text:style-name="Text_20_body">而如果conda 安装了pytorch,再用pip安装numpy，那么pip可能不知道要安装一些依赖</text:p>
        <text:p text:style-name="Text_20_body"> </text:p>
        <text:p text:style-name="Text_20_body">３　如果pip 安装了pytorch,conda也同时安装了pytorch，那么要查看所用的是哪个安装的，一般是pip安装的</text:p>
        <text:p text:style-name="Text_20_body"> </text:p>
        <text:p text:style-name="Text_20_body">４　apt-get 一般是安装大型软件，因为他是为大型软件提供商服务</text:p>
      </text:section>
      <text:p text:style-name="P30"/>
      <text:p text:style-name="P1"/>
      <text:p text:style-name="P1">git：</text:p>
      <text:p text:style-name="P1">普通文件夹和仓库的区别在于是否有.<text:span text:style-name="T11">git文件</text:span></text:p>
      <text:p text:style-name="P1">将一个普通文件夹可以初始化为一个仓库：</text:p>
      <text:p text:style-name="P1">git init</text:p>
      <text:p text:style-name="P1">本地分支修改后上传到远程仓库：</text:p>
      <text:p text:style-name="P1">存放到暂存区：</text:p>
      <text:p text:style-name="P1">git add .</text:p>
      <text:p text:style-name="P2">保存修改：</text:p>
      <text:p text:style-name="P2">git commit</text:p>
      <text:p text:style-name="P2">拉取远程分支到本地：</text:p>
      <text:p text:style-name="P2">git pull</text:p>
      <text:p text:style-name="P2">上传本地分支到远程：</text:p>
      <text:p text:style-name="P2">git push</text:p>
      <text:p text:style-name="P2">查看状态：</text:p>
      <text:p text:style-name="P2">git status</text:p>
      <text:p text:style-name="P2"/>
      <text:p text:style-name="P3">资料：</text:p>
      <text:p text:style-name="P3">git <text:span text:style-name="T12">clone和git pull的区别：</text:span><text:a xlink:type="simple" xlink:href="https://www.jianshu.com/p/c6a0397ec6f5" text:style-name="Internet_20_link" text:visited-style-name="Visited_20_Internet_20_Link"><text:span text:style-name="T14">https://www.jianshu.com/p/c6a0397ec6f5</text:span></text:a></text:p>
      <text:p text:style-name="P9"><text:soft-page-break/></text:p>
      <text:p text:style-name="P9"/>
      <text:p text:style-name="P3"><text:span text:style-name="T14">.</text:span><text:span text:style-name="T15">h和.cpp</text:span></text:p>
      <text:p text:style-name="P8">资料：https://www.runoob.com/w3cnote/cpp-header.html</text:p>
      <text:p text:style-name="P5">/* math.cpp */ </text:p>
      <text:p text:style-name="P5">double f1() { //do something here.... return; } </text:p>
      <text:p text:style-name="P5">double f2(double a) { //do something here... return a * a; } </text:p>
      <text:p text:style-name="P5">/* end of math.cpp */</text:p>
      <text:p text:style-name="P5"/>
      <text:p text:style-name="P8">如果不用.h</text:p>
      <text:p text:style-name="P5">/* main.cpp */ </text:p>
      <text:p text:style-name="P5">double f1(); </text:p>
      <text:p text:style-name="P5">double f2(double); <text:tab/><text:tab/>//<text:span text:style-name="T13">一个个的申明函数或类很烦</text:span></text:p>
      <text:p text:style-name="P5">main() { int number1 = f1(); int number2 = f2(number1); } </text:p>
      <text:p text:style-name="P5">/* end of main.cpp */</text:p>
      <text:p text:style-name="P4"/>
      <text:p text:style-name="P8">用.h</text:p>
      <text:p text:style-name="P5">/* math.h */</text:p>
      <text:p text:style-name="P5">double f1(); </text:p>
      <text:p text:style-name="P5">double f2(double); </text:p>
      <text:p text:style-name="P5">/* end of math.h */</text:p>
      <text:p text:style-name="P4"/>
      <text:p text:style-name="P5">/* main.cpp */ </text:p>
      <text:p text:style-name="P5">#include "math.h" <text:tab/><text:tab/>//<text:span text:style-name="T13">只需要一句话就可以调用其他文件里的函数</text:span></text:p>
      <text:p text:style-name="P5">main() { int number1 = f1(); int number2 = f2(number1); } </text:p>
      <text:p text:style-name="P5">/* end of main.cpp */</text:p>
      <text:p text:style-name="P4"/>
      <text:p text:style-name="P4"/>
      <text:p text:style-name="P4">编译过程：</text:p>
      <text:p text:style-name="P4">资料：<text:a xlink:type="simple" xlink:href="https://www.cnblogs.com/mhq-martin/p/11898245.html" text:style-name="Internet_20_link" text:visited-style-name="Visited_20_Internet_20_Link">https://www.cnblogs.com/mhq-martin/p/11898245.html</text:a></text:p>
      <text:p text:style-name="P4"><draw:frame draw:style-name="fr1" draw:name="Image1" text:anchor-type="paragraph" svg:width="17cm" svg:height="1.33cm" draw:z-index="0"><draw:image xlink:href="Pictures/10000201000003BE0000004B4E5EEE087D49B6B4.png" xlink:type="simple" xlink:show="embed" xlink:actuate="onLoad" loext:mime-type="image/png"/></draw:frame>原文件：hello.<text:span text:style-name="T18">c</text:span></text:p>
      <text:p text:style-name="P7"><text:span text:style-name="T16">预处理：</text:span><text:span text:style-name="Strong_20_Emphasis">gcc -E hello.c -o a.c</text:span></text:p>
      <text:p text:style-name="P6">a.c</text:p>
      <text:p text:style-name="P13"><text:span text:style-name="T17">编译：</text:span><text:span text:style-name="Strong_20_Emphasis">gcc -S hello.c -o a.s <text:s text:c="5"/></text:span><text:span text:style-name="Strong_20_Emphasis"><text:span text:style-name="T18">(将高级语言变成汇编语言)</text:span></text:span></text:p>
      <text:p text:style-name="P13"><text:span text:style-name="Strong_20_Emphasis">a.</text:span><text:span text:style-name="Strong_20_Emphasis"><text:span text:style-name="T18">s</text:span></text:span></text:p>
      <text:p text:style-name="P13"><text:span text:style-name="Strong_20_Emphasis">gcc -c hello.c -o a.o <text:s text:c="4"/>（将汇编语言变成二进制）</text:span></text:p>
      <text:p text:style-name="P13"><text:span text:style-name="Strong_20_Emphasis">a.</text:span><text:span text:style-name="Strong_20_Emphasis"><text:span text:style-name="T18">o</text:span></text:span></text:p>
      <text:p text:style-name="P13"><text:span text:style-name="Strong_20_Emphasis">链接： gcc hello.c -o a</text:span></text:p>
      <text:p text:style-name="P13"><text:span text:style-name="Strong_20_Emphasis"/></text:p>
      <text:p text:style-name="P13"><text:span text:style-name="Strong_20_Emphasis"><text:span text:style-name="T22">dpkg命令是Debian Linux系统用来安装、创建和管理软件包的实用工具：</text:span></text:span></text:p>
      <text:p text:style-name="P33"><text:span text:style-name="Strong_20_Emphasis">dpkg -i package.deb <text:s text:c="4"/></text:span><text:span text:style-name="Strong_20_Emphasis"><text:span text:style-name="T19">#安装包</text:span></text:span></text:p>
      <text:p text:style-name="Preformatted_20_Text">dpkg -r package <text:s text:c="8"/><text:span text:style-name="T19">#删除包</text:span></text:p>
      <text:p text:style-name="Preformatted_20_Text">dpkg -P package <text:s text:c="8"/><text:span text:style-name="T19">#删除包（包括配置文件）</text:span></text:p>
      <text:p text:style-name="Preformatted_20_Text">dpkg -L package <text:s text:c="8"/><text:span text:style-name="T19">#列出与该包关联的文件</text:span></text:p>
      <text:p text:style-name="Preformatted_20_Text">dpkg -l package <text:s text:c="8"/><text:span text:style-name="T19">#显示该包的版本</text:span></text:p>
      <text:p text:style-name="Preformatted_20_Text">dpkg --unpack package.deb <text:s/><text:span text:style-name="T19">#解开deb包的内容</text:span></text:p>
      <text:p text:style-name="Preformatted_20_Text">dpkg -S keyword <text:s text:c="11"/><text:span text:style-name="T19">#搜索所属的包内容</text:span></text:p>
      <text:p text:style-name="Preformatted_20_Text">dpkg -l <text:s text:c="19"/><text:span text:style-name="T19">#列出当前已安装的包</text:span></text:p>
      <text:p text:style-name="Preformatted_20_Text">dpkg -c package.deb <text:s text:c="7"/><text:span text:style-name="T19">#列出deb包的内容</text:span></text:p>
      <text:p text:style-name="P44"><text:soft-page-break/>dpkg --configure package <text:s text:c="2"/><text:span text:style-name="T19">#配置包</text:span></text:p>
      <text:p text:style-name="P45"/>
      <text:h text:style-name="P52" text:outline-level="1"><text:bookmark text:name="articleContentId"/>Linux中wget、yum与apt-get用法及区别</text:h>
      <text:p text:style-name="P45"/>
      <text:p text:style-name="P13"><text:span text:style-name="Strong_20_Emphasis">一般来说著名的linux系统基本上分两大类： </text:span></text:p>
      <text:list xml:id="list772995583" text:style-name="L1">
        <text:list-item>
          <text:p text:style-name="P84">RedHat系列：Redhat、Centos、Fedora等</text:p>
        </text:list-item>
        <text:list-item>
          <text:p text:style-name="P77">Debian系列：Debian、Ubuntu等 </text:p>
        </text:list-item>
      </text:list>
      <text:p text:style-name="Text_20_body">RedHat 系列 </text:p>
      <text:list xml:id="list943173860" text:style-name="L2">
        <text:list-item>
          <text:p text:style-name="P85">常见的安装包格式 rpm包,安装rpm包的命令是“rpm -参数” </text:p>
        </text:list-item>
        <text:list-item>
          <text:p text:style-name="P85">包管理工具 yum </text:p>
        </text:list-item>
        <text:list-item>
          <text:p text:style-name="P78">支持tar包</text:p>
        </text:list-item>
      </text:list>
      <text:p text:style-name="Text_20_body">Debian系列 </text:p>
      <text:list xml:id="list2985935361" text:style-name="L3">
        <text:list-item>
          <text:p text:style-name="P86">常见的安装包格式 deb包,安装deb包的命令是“dpkg -参数” </text:p>
        </text:list-item>
        <text:list-item>
          <text:p text:style-name="P86">包管理工具 apt-get </text:p>
        </text:list-item>
        <text:list-item>
          <text:p text:style-name="P79">支持tar包</text:p>
        </text:list-item>
      </text:list>
      <text:p text:style-name="Text_20_body">yum可以用于运作rpm包，例如在Fedora系统上对某个软件的管理：</text:p>
      <text:list xml:id="list730960265" text:style-name="L4">
        <text:list-item>
          <text:p text:style-name="P87">安装：yum install</text:p>
        </text:list-item>
        <text:list-item>
          <text:p text:style-name="P87">卸载：yum remove</text:p>
        </text:list-item>
        <text:list-item>
          <text:p text:style-name="P80">更新：yum update</text:p>
        </text:list-item>
      </text:list>
      <text:p text:style-name="Text_20_body"><text:span text:style-name="T20">apt-get</text:span><text:span text:style-name="T21">可以用于运作</text:span><text:span text:style-name="T20">deb</text:span><text:span text:style-name="T21">包，例如在</text:span><text:span text:style-name="T20">Ubuntu</text:span><text:span text:style-name="T21">系统上对某个软件的管理：</text:span></text:p>
      <text:list xml:id="list2257559837" text:style-name="L5">
        <text:list-item>
          <text:p text:style-name="P88">安装：apt-get install</text:p>
        </text:list-item>
        <text:list-item>
          <text:p text:style-name="P88">卸载：apt-get remove</text:p>
        </text:list-item>
        <text:list-item>
          <text:p text:style-name="P81">更新：apt-get update</text:p>
        </text:list-item>
      </text:list>
      <text:p text:style-name="Text_20_body"><text:span text:style-name="T20">wget</text:span><text:span text:style-name="T21">不是安装方式，它是一种下载工具，类似于迅雷。</text:span><text:span text:style-name="T20"><text:line-break/></text:span><text:span text:style-name="T21">通过</text:span><text:span text:style-name="T20">HTTP</text:span><text:span text:style-name="T21">、</text:span><text:span text:style-name="T20">HTTPS</text:span><text:span text:style-name="T21">、</text:span><text:span text:style-name="T20">FTP</text:span><text:span text:style-name="T21">三个最常见的</text:span><text:span text:style-name="T20">TCP/IP</text:span><text:span text:style-name="T21">协议下载，并可以使用</text:span><text:span text:style-name="T20">HTTP</text:span><text:span text:style-name="T21">代理，名字是</text:span><text:span text:style-name="T20">World Wide Web”</text:span><text:span text:style-name="T21">与“</text:span><text:span text:style-name="T20">get”</text:span><text:span text:style-name="T21">的结合。如果要下载一个软件</text:span><text:span text:style-name="T20">,</text:span><text:span text:style-name="T21">可以直接运行：</text:span></text:p>
      <text:p text:style-name="Text_20_body"><text:span text:style-name="T20">wget </text:span><text:span text:style-name="T21">下载地址</text:span></text:p>
      <text:p text:style-name="Text_20_body">如果当前ubuntu未安装wget，可按下列操作进行安装和检查是否安装成功：</text:p>
      <text:list xml:id="list3408388724" text:style-name="L6">
        <text:list-item>
          <text:p text:style-name="P89">sudo apt-get update  </text:p>
        </text:list-item>
        <text:list-item>
          <text:p text:style-name="P89">sudo apt-get install wget  </text:p>
        </text:list-item>
        <text:list-item>
          <text:p text:style-name="P82">wget --version </text:p>
        </text:list-item>
      </text:list>
      <text:p text:style-name="Text_20_body"/>
      <text:h text:style-name="Heading_20_1" text:outline-level="1"><text:soft-page-break/>dpkg 和 apt </text:h>
      <text:p text:style-name="Text_20_body"/>
      <text:p text:style-name="Text_20_body">发现有两个安装包的命令分别是 DPKG  和  APT(APT-GET) 。既然两个命令都能干安装包的活，那么他们又有什么 区别和联系呢？ </text:p>
      <text:p text:style-name="Text_20_body">针对DPKG来说，它只能安装一个deb格式的包，同时会通知你安装这个包需要什么样的依赖，但是不会安装那些依赖文件，同时也对这个包进行配置，因为那些依赖包并没有下载安装。</text:p>
      <text:p text:style-name="Text_20_body">APT（或者是APT-GET) 是一个包管理系统(Package Management System) 。它不仅可以安装包本身，也可以将对应的依赖下载安装，并且配置他们。</text:p>
      <text:p text:style-name="Text_20_body">所以我们可以把APT看成一个更聪明的DPKG</text:p>
      <text:p text:style-name="Text_20_body"/>
      <text:p text:style-name="P60">make</text:p>
      <text:p text:style-name="P60"><text:a xlink:type="simple" xlink:href="http://www.ruanyifeng.com/blog/2015/02/make.html" text:style-name="Internet_20_link" text:visited-style-name="Visited_20_Internet_20_Link">http://www.ruanyifeng.com/blog/2015/02/make.html</text:a></text:p>
      <text:p text:style-name="P60"/>
      <text:h text:style-name="P55" text:outline-level="1"><text:bookmark text:name="articleContentId1"/>Linux ./configure --prefix 命令是什么意思</text:h>
      <text:p text:style-name="P60"/>
      <text:p text:style-name="P60">https://blog.csdn.net/yangzaiqiu1986814/article/details/50740024</text:p>
      <text:p text:style-name="P74"/>
      <text:h text:style-name="P75" text:outline-level="1">ubuntu获取文件路径</text:h>
      <text:section text:style-name="Sect1" text:name="main-content">
        <text:section text:style-name="Sect1" text:name="format-exp">
          <text:p text:style-name="Text_20_body">ubuntu获取文件路径是很简便的，查看文件路径，然后复制出来就可以了。</text:p>
          <text:p text:style-name="Text_20_body">1. 可视化界面查看（ctrl + L）。</text:p>
          <text:p text:style-name="Text_20_body">2. 直接在终端输入pwd</text:p>
        </text:section>
      </text:section>
      <text:p text:style-name="P74"/>
      <text:p text:style-name="P74"/>
      <text:h text:style-name="P76" text:outline-level="3"><text:bookmark text:name="user-content-创建ssh-公钥"/>创建ssh 公钥</text:h>
      <text:p text:style-name="Text_20_body">使用下例中ssky-keygen和ssh-copy-id，仅需通过3个步骤的简单设置而无需输入密码就能登录远程Linux主机。</text:p>
      <text:list xml:id="list2978218744" text:style-name="L7">
        <text:list-item>
          <text:p text:style-name="P90">ssh-keygen 创建公钥和密钥。 </text:p>
        </text:list-item>
        <text:list-item>
          <text:p text:style-name="P90">ssh-copy-id 把本地主机的公钥复制到远程主机的authorized_keys文件上。 </text:p>
        </text:list-item>
        <text:list-item>
          <text:p text:style-name="P83">ssh-copy-id 也会给远程主机的用户主目录（home）和~/.ssh, 和~/.ssh/authorized_keys设置合适的权限 。 </text:p>
        </text:list-item>
      </text:list>
      <text:h text:style-name="Heading_20_4" text:outline-level="4"><text:bookmark text:name="user-content-步骤1-用-ssh-key-gen-在本地主机上创建公钥和密钥"/><text:soft-page-break/>步骤1: 用 ssh-key-gen 在本地主机上创建公钥和密钥</text:h>
      <text:p text:style-name="Preformatted_20_Text"><text:bookmark text:name="LC1"/><text:span text:style-name="Source_20_Text"><text:span text:style-name="T25">danale@danale-pc:~$ ssh-keygen -t <text:s/>rsa</text:span></text:span></text:p>
      <text:p text:style-name="Preformatted_20_Text"><text:bookmark text:name="LC2"/><text:span text:style-name="Source_20_Text"><text:span text:style-name="T25">Enter file in which to save the key (/home/danale/.ssh/id_rsa):[Enter key] </text:span></text:span></text:p>
      <text:p text:style-name="Preformatted_20_Text"><text:bookmark text:name="LC3"/><text:span text:style-name="Source_20_Text"><text:span text:style-name="T25">Enter passphrase (empty for no passphrase): [Press enter key]</text:span></text:span></text:p>
      <text:p text:style-name="Preformatted_20_Text"><text:bookmark text:name="LC4"/><text:span text:style-name="Source_20_Text"><text:span text:style-name="T25">Enter same passphrase again: [Pess enter key]</text:span></text:span></text:p>
      <text:p text:style-name="Preformatted_20_Text"><text:bookmark text:name="LC5"/><text:span text:style-name="Source_20_Text"><text:span text:style-name="T25">Your identification has been saved in /home/danale/.ssh/id_rsa.</text:span></text:span></text:p>
      <text:p text:style-name="Preformatted_20_Text"><text:bookmark text:name="LC6"/><text:span text:style-name="Source_20_Text"><text:span text:style-name="T25">Your public key has been saved in /home/danale/.ssh/id_rsa.pub. </text:span></text:span></text:p>
      <text:p text:style-name="Preformatted_20_Text"><text:bookmark text:name="LC7"/><text:span text:style-name="Source_20_Text"><text:span text:style-name="T25">The key fingerprint is: 33:b3:fe:af:95:95:18:11:31:d5:de:96:2f:f2:35:f9 </text:span></text:span></text:p>
      <text:p text:style-name="P44"><text:bookmark text:name="LC8"/><text:span text:style-name="Source_20_Text"><text:span text:style-name="T25">danale@danale-pc</text:span></text:span></text:p>
      <text:h text:style-name="Heading_20_4" text:outline-level="4"><text:bookmark text:name="user-content-步骤2-用-ssh-copy-id-把公钥复制到远程主机上"/>步骤2: 用 ssh-copy-id 把公钥复制到远程主机上</text:h>
      <text:p text:style-name="Preformatted_20_Text"><text:bookmark text:name="LC11"/><text:span text:style-name="Source_20_Text"><text:span text:style-name="T25">danale@danale-pc:~t$ ssh-copy-id -i ~/.ssh/id_rsa.pub <text:s/>user@remote-host</text:span></text:span></text:p>
      <text:p text:style-name="Preformatted_20_Text"><text:bookmark text:name="LC21"/><text:span text:style-name="Source_20_Text"><text:span text:style-name="T25">user@remote-host‘s password:</text:span></text:span></text:p>
      <text:p text:style-name="Preformatted_20_Text"><text:bookmark text:name="LC31"/><text:span text:style-name="Source_20_Text"><text:span text:style-name="T25">Now try logging into the machine, with ―ssh ?remote-host‘‖, and check in: </text:span></text:span></text:p>
      <text:p text:style-name="Preformatted_20_Text"><text:bookmark text:name="LC41"/><text:span text:style-name="Source_20_Text"><text:span text:style-name="T25">.ssh/authorized_keys to make sure we haven‘t added extra keys that you weren‘t expecting.</text:span></text:span></text:p>
      <text:p text:style-name="P44"><text:bookmark text:name="LC51"/><text:span text:style-name="Source_20_Text"><text:span text:style-name="T25">[</text:span></text:span><text:span text:style-name="Source_20_Text"><text:span text:style-name="T26">注</text:span></text:span><text:span text:style-name="Source_20_Text"><text:span text:style-name="T25">: ssh-copy-id </text:span></text:span><text:span text:style-name="Source_20_Text"><text:span text:style-name="T26">把密钥追加到远程主机的 </text:span></text:span><text:span text:style-name="Source_20_Text"><text:span text:style-name="T25">.ssh/authorized_key </text:span></text:span><text:span text:style-name="Source_20_Text"><text:span text:style-name="T26">上</text:span></text:span><text:span text:style-name="Source_20_Text"><text:span text:style-name="T25">.]</text:span></text:span></text:p>
      <text:h text:style-name="Heading_20_4" text:outline-level="4"><text:bookmark text:name="user-content-步骤3-直接登录远程主机"/>步骤3: 直接登录远程主机</text:h>
      <text:p text:style-name="Preformatted_20_Text"><text:bookmark text:name="LC12"/><text:span text:style-name="Source_20_Text"><text:span text:style-name="T25">danale@danale-pc:~$ ssh user@remote-host </text:span></text:span></text:p>
      <text:p text:style-name="Preformatted_20_Text"><text:bookmark text:name="LC22"/><text:span text:style-name="Source_20_Text"><text:span text:style-name="T25">Last login: Sun Nov 16 17:22:33 2008 from 192.168.1.2 </text:span></text:span></text:p>
      <text:p text:style-name="Preformatted_20_Text"><text:bookmark text:name="LC32"/><text:span text:style-name="Source_20_Text"><text:span text:style-name="T25">[</text:span></text:span><text:span text:style-name="Source_20_Text"><text:span text:style-name="T26">注</text:span></text:span><text:span text:style-name="Source_20_Text"><text:span text:style-name="T25">: SSH </text:span></text:span><text:span text:style-name="Source_20_Text"><text:span text:style-name="T26">不会询问密码</text:span></text:span><text:span text:style-name="Source_20_Text"><text:span text:style-name="T25">.] </text:span></text:span></text:p>
      <text:p text:style-name="P44"><text:bookmark text:name="LC42"/><text:span text:style-name="Source_20_Text"><text:span text:style-name="T25">danale@danale-pc:~$ </text:span></text:span></text:p>
      <text:p text:style-name="P74"/>
      <text:h text:style-name="P75" text:outline-level="1"><text:bookmark text:name="cb_post_title_url1"/><text:a xlink:type="simple" xlink:href="https://www.cnblogs.com/deadwood-2016/p/8143351.html" text:style-name="Internet_20_link" text:visited-style-name="Visited_20_Internet_20_Link">python .py .pyc .pyw .pyo .pyd区别 </text:a></text:h>
      <text:section text:style-name="Sect1" text:name="Section1">
        <text:p text:style-name="P61"><text:bookmark text:name="cnblogs_post_body"/><text:span text:style-name="T27">.py </text:span><text:span text:style-name="T28">文件</text:span></text:p>
        <text:p text:style-name="Text_20_body">以 .py 作扩展名的文件是 <text:span text:style-name="T29">Python </text:span>源代码文件，由 python.exe 解释，可在控制台下运行。当然<text:span text:style-name="T30">，</text:span>也可用文本编辑器进<text:span text:style-name="T30">行修改。</text:span></text:p>
        <text:p text:style-name="Text_20_body"><text:line-break/><text:span text:style-name="T9">.pyc </text:span><text:span text:style-name="T10">文件</text:span></text:p>
        <text:p text:style-name="Text_20_body">以 .pyc 作扩展名的文件是 python 编译文件。.pyc 文件是不能用文本编辑器进行编辑的，<text:span text:style-name="T30">其优点是 </text:span><text:span text:style-name="T29">.pyc </text:span><text:span text:style-name="T30">文件的执行速度要远快于 </text:span><text:span text:style-name="T29">.py </text:span><text:span text:style-name="T30">文件。</text:span></text:p>
        <text:p text:style-name="P62"> </text:p>
        <text:p text:style-name="Text_20_body"><text:span text:style-name="T30">至于为什么要有 </text:span><text:span text:style-name="T29">.pyc </text:span><text:span text:style-name="T30">文件，因为 </text:span><text:span text:style-name="T29">.py </text:span><text:span text:style-name="T30">文件是可直接看到源码的，若是软件开发商的话，不可能把源码泄漏出去。所以，就需编译成 </text:span><text:span text:style-name="T29">.pyc </text:span><text:span text:style-name="T30">后再发布。</text:span></text:p>
        <text:p text:style-name="Text_20_body"><text:line-break/><text:span text:style-name="T9">.pyw </text:span><text:span text:style-name="T10">文件</text:span></text:p>
        <text:p text:style-name="Text_20_body">.pyc 文件执行时，桌面会出现类似 CMD 命令的黑色 shell 窗口，十分难<text:span text:style-name="T30">看，于是 </text:span><text:span text:style-name="T29">.pyw </text:span><text:span text:style-name="T30">文件就应运而生了。</text:span><text:span text:style-name="T29">.pyw </text:span><text:span text:style-name="T30">文件与 </text:span><text:span text:style-name="T29">.pyc </text:span><text:span text:style-name="T30">文件的执行，本质上并没什么区别，只是 </text:span><text:span text:style-name="T29">.pyw </text:span><text:span text:style-name="T30">文件执行的时候不会出现类似 </text:span><text:span text:style-name="T29">CMD </text:span><text:span text:style-name="T30">命令的黑色 </text:span><text:span text:style-name="T29">shell </text:span><text:span text:style-name="T30">窗口。</text:span></text:p>
        <text:p text:style-name="Text_20_body"><text:soft-page-break/> </text:p>
        <text:p text:style-name="Text_20_body"><text:span text:style-name="T29">.pyw </text:span><text:span text:style-name="T30">文件格式主要是设计用来运行纯 </text:span><text:span text:style-name="T29">GUI </text:span><text:span text:style-name="T30">图形用户界面程序的。 纯 </text:span><text:span text:style-name="T29">GUI </text:span><text:span text:style-name="T30">图形用户界面程序的用户不需要看到类似 </text:span><text:span text:style-name="T29">CMD </text:span><text:span text:style-name="T30">命令的黑色 </text:span><text:span text:style-name="T29">shell </text:span><text:span text:style-name="T30">控制台窗口。</text:span><text:span text:style-name="T29">.pyw </text:span><text:span text:style-name="T30">文件运行时，所有 </text:span><text:span text:style-name="T29">stdout</text:span><text:span text:style-name="T30">、</text:span><text:span text:style-name="T29">stderr </text:span><text:span text:style-name="T30">输出无效，</text:span>所有原 stdin 的读取只会得到 EOF。</text:p>
        <text:p text:style-name="P62"> </text:p>
        <text:p text:style-name="Text_20_body"><text:span text:style-name="T30">值得一提的是，开发纯 </text:span><text:span text:style-name="T29">GUI </text:span><text:span text:style-name="T30">图形用户界面程序时，可暂时把 </text:span><text:span text:style-name="T29">.pyw </text:span><text:span text:style-name="T30">改成 </text:span><text:span text:style-name="T29">.py</text:span><text:span text:style-name="T30">，以便运行时调出控制台窗口，看到所有错误信息，方便修改、调试。</text:span></text:p>
        <text:p text:style-name="Text_20_body"><text:line-break/><text:span text:style-name="T9">.pyo </text:span><text:span text:style-name="T10">文件</text:span></text:p>
        <text:p text:style-name="Text_20_body">.pyo 文件是优化编译后的程序。 “python -O 源文件” 即可将源程序编译为 .pyo 文件。同样<text:span text:style-name="T30">，</text:span>.pyo 文件也是不能用文<text:span text:style-name="T30">本编辑器进行编辑的。</text:span></text:p>
        <text:p text:style-name="Text_20_body"><text:line-break/><text:span text:style-name="T9">pyd </text:span><text:span text:style-name="T10">文件</text:span></text:p>
        <text:p text:style-name="Text_20_body">.pyd 文件并不是用 python 编写成的，.pyd 文件一般是其他语言编写的 python 扩展模块。<text:span text:style-name="T29">.pyd </text:span><text:span text:style-name="T30">文件是用 </text:span><text:span text:style-name="T29">D </text:span><text:span text:style-name="T30">语言按照一定格式编写，并处理成二进制的文件。</text:span></text:p>
      </text:section>
      <text:p text:style-name="P74"/>
      <text:p text:style-name="Text_20_body">头文件和库文件的区别<text:span text:style-name="T37">：</text:span></text:p>
      <text:p text:style-name="Text_20_body"><text:a xlink:type="simple" xlink:href="https://blog.csdn.net/qq_33530388/article/details/60138971" text:style-name="Internet_20_link" text:visited-style-name="Visited_20_Internet_20_Link">https://blog.csdn.net/qq_33530388/article/details/60138971</text:a></text:p>
      <text:p text:style-name="Text_20_body"/>
      <text:p text:style-name="Text_20_body">size<text:span text:style-name="T38">of 和strlen的区别：</text:span></text:p>
      <text:p text:style-name="Text_20_body"><text:a xlink:type="simple" xlink:href="https://blog.csdn.net/cx2479750196/article/details/81288989" text:style-name="Internet_20_link" text:visited-style-name="Visited_20_Internet_20_Link">https://blog.csdn.net/cx2479750196/article/details/81288989</text:a></text:p>
      <text:p text:style-name="Text_20_body"/>
      <text:p text:style-name="P64">VS code </text:p>
      <text:p text:style-name="P64"><text:a xlink:type="simple" xlink:href="https://code.visualstudio.com/docs/cpp/config-linux" text:style-name="Internet_20_link" text:visited-style-name="Visited_20_Internet_20_Link">https://code.visualstudio.com/docs/cpp/config-linux</text:a></text:p>
      <text:p text:style-name="P64"/>
      <text:p text:style-name="P69">知识储备：</text:p>
      <text:p text:style-name="P71"><text:soft-page-break/>KPI加密：</text:p>
      <text:p text:style-name="P71"><text:a xlink:type="simple" xlink:href="https://cloud.tencent.com/developer/article/1079813" text:style-name="Internet_20_link" text:visited-style-name="Visited_20_Internet_20_Link">https://cloud.tencent.com/developer/article/1079813</text:a></text:p>
      <text:p text:style-name="P71">DH：</text:p>
      <text:p text:style-name="P71"><text:a xlink:type="simple" xlink:href="https://www.liaoxuefeng.com/wiki/1252599548343744/1304227905273889" text:style-name="Internet_20_link" text:visited-style-name="Visited_20_Internet_20_Link">https://www.liaoxuefeng.com/wiki/1252599548343744/1304227905273889</text:a></text:p>
      <text:p text:style-name="P71"/>
      <text:p text:style-name="P71">目标检测：</text:p>
      <text:p text:style-name="P71">https://paperswithcode.com/methods/category/object-detection-models</text:p>
      <text:p text:style-name="P70"/>
      <text:p text:style-name="P68">语法：</text:p>
      <text:p text:style-name="P67">结构体：</text:p>
      <text:p text:style-name="P64">c语言：</text:p>
      <text:p text:style-name="P64">type<text:span text:style-name="T39">def <text:s/>struct Student {int num;}Stu;</text:span></text:p>
      <text:p text:style-name="P66">Stu Stu1 或者struct Student Stu1 </text:p>
      <text:p text:style-name="P66">或</text:p>
      <text:p text:style-name="P65">type<text:span text:style-name="T39">def <text:s/>struct {int num;}Stu;</text:span></text:p>
      <text:p text:style-name="P66">Stu Stu1 </text:p>
      <text:p text:style-name="P66">C++：</text:p>
      <text:p text:style-name="P66">struct Student {int num;}Stu;</text:p>
      <text:p text:style-name="P66">Student Stu1</text:p>
      <text:p text:style-name="P66">或</text:p>
      <text:p text:style-name="P66">typedef struct Student {int num;}Stu;</text:p>
      <text:p text:style-name="P66">Stu Stu1;</text:p>
      <text:p text:style-name="P66"/>
      <text:p text:style-name="P72">带二维数组的函数原型申明：</text:p>
      <text:p text:style-name="P24"><text:span text:style-name="T51">int</text:span> <text:span text:style-name="T52">prin</text:span>(<text:span text:style-name="T51">int</text:span> []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oft-page-break/><text:span text:style-name="T51">int</text:span> <text:span text:style-name="T52">prin</text:span>(<text:span text:style-name="T51">int</text:span> (*<text:span text:style-name="T53">p</text:span>)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p[]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/>
      <text:p text:style-name="P72">以下都是错的：</text:p>
      <text:p text:style-name="P24"><text:span text:style-name="T51">int</text:span> <text:span text:style-name="T52">prin</text:span>(<text:span text:style-name="T51">int</text:span> [][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（*）[<text:span text:style-name="T54">2</text:span>],<text:span text:style-name="T51">int</text:span> <text:span text:style-name="T53">m</text:span>,<text:span text:style-name="T51">int</text:span> <text:span text:style-name="T53">n</text:span>);</text:p>
      <text:p text:style-name="P24"><text:span text:style-name="T51">int</text:span> <text:span text:style-name="T52">prin</text:span>(<text:span text:style-name="T51">int</text:span> **,<text:span text:style-name="T51">int</text:span> <text:span text:style-name="T53">m</text:span>,<text:span text:style-name="T51">int</text:span> <text:span text:style-name="T53">n</text:span>);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18"><text:span text:style-name="Strong_20_Emphasis"><text:span text:style-name="T40">linux</text:span></text:span></text:p>
      <text:p text:style-name="P18"><text:span text:style-name="Strong_20_Emphasis"><text:span text:style-name="T42">grep -nr [要查找的字段] 【查询目录】</text:span></text:span></text:p>
      <text:p text:style-name="P18"><text:span text:style-name="Strong_20_Emphasis"><text:span text:style-name="T42"/></text:span></text:p>
      <text:p text:style-name="P25"><text:span text:style-name="Strong_20_Emphasis"><text:span text:style-name="T43">linux中国</text:span></text:span></text:p>
      <text:p text:style-name="P25"><text:span text:style-name="Strong_20_Emphasis"><text:span text:style-name="T43">https://linux.cn/article-9172-1.html</text:span></text:span></text:p>
      <text:p text:style-name="P18"><text:span text:style-name="Strong_20_Emphasis"/></text:p>
      <text:p text:style-name="P18"><text:span text:style-name="Strong_20_Emphasis"/></text:p>
      <text:p text:style-name="P19"><text:span text:style-name="Strong_20_Emphasis"><text:span text:style-name="T41">python</text:span></text:span></text:p>
      <text:p text:style-name="P19"><text:span text:style-name="Strong_20_Emphasis"/></text:p>
      <text:p text:style-name="P19"><text:span text:style-name="Strong_20_Emphasis">从一个文件夹中逐个读取文件名：</text:span></text:p>
      <text:p text:style-name="P19"><text:span text:style-name="Strong_20_Emphasis"><text:s text:c="4"/>for imgname in os.listdir(imgdir):</text:span></text:p>
      <text:p text:style-name="P19"><text:span text:style-name="Strong_20_Emphasis"><text:s text:c="8"/>img = cv2.imread(imgdir+imgname)</text:span></text:p>
      <text:p text:style-name="P19"><text:span text:style-name="Strong_20_Emphasis"/></text:p>
      <text:p text:style-name="P19"><text:span text:style-name="Strong_20_Emphasis"/></text:p>
      <text:p text:style-name="P22"><text:span text:style-name="Strong_20_Emphasis"><text:span text:style-name="T49">工具使用：</text:span></text:span></text:p>
      <text:p text:style-name="P13"><text:span text:style-name="Strong_20_Emphasis">colab连接到本地：</text:span></text:p>
      <text:p text:style-name="P13"><text:a xlink:type="simple" xlink:href="https://research.google.com/colaboratory/local-runtimes.html" text:style-name="Internet_20_link" text:visited-style-name="Visited_20_Internet_20_Link"><text:span text:style-name="Strong_20_Emphasis">https://research.google.com/colaboratory/local-runtimes.html</text:span></text:a></text:p>
      <text:p text:style-name="P13"><text:span text:style-name="Strong_20_Emphasis"/></text:p>
      <text:p text:style-name="P13"><text:span text:style-name="Strong_20_Emphasis">typora基础语法：</text:span></text:p>
      <text:p text:style-name="P13"><text:soft-page-break/><text:a xlink:type="simple" xlink:href="https://www.jianshu.com/p/5e5b9a321180" text:style-name="Internet_20_link" text:visited-style-name="Visited_20_Internet_20_Link"><text:span text:style-name="Strong_20_Emphasis">https://www.jianshu.com/p/5e5b9a321180</text:span></text:a></text:p>
      <text:p text:style-name="P13"><text:a xlink:type="simple" xlink:href="https://www.jianshu.com/p/a289a8c4c606" text:style-name="Internet_20_link" text:visited-style-name="Visited_20_Internet_20_Link"><text:span text:style-name="Strong_20_Emphasis">https://www.jianshu.com/p/a289a8c4c606</text:span></text:a></text:p>
      <text:p text:style-name="P13"><text:span text:style-name="Strong_20_Emphasis"/></text:p>
      <text:p text:style-name="P23"><text:span text:style-name="Strong_20_Emphasis"><text:span text:style-name="T50">GIT</text:span></text:span></text:p>
      <text:p text:style-name="P23"><text:span text:style-name="Strong_20_Emphasis">git </text:span><text:span text:style-name="Strong_20_Emphasis"><text:span text:style-name="T50">clone</text:span></text:span></text:p>
      <text:p text:style-name="P23"><text:span text:style-name="Strong_20_Emphasis"><text:span text:style-name="T50">git pull</text:span></text:span></text:p>
      <text:p text:style-name="P23"><text:span text:style-name="Strong_20_Emphasis"><text:span text:style-name="T50">git add .</text:span></text:span></text:p>
      <text:p text:style-name="P23"><text:span text:style-name="Strong_20_Emphasis"><text:span text:style-name="T50">Git commit -m “备注”</text:span></text:span></text:p>
      <text:p text:style-name="P23"><text:span text:style-name="Strong_20_Emphasis">git push</text:span></text:p>
      <text:p text:style-name="P23"><text:span text:style-name="Strong_20_Emphasis"/></text:p>
      <text:p text:style-name="P23"><text:span text:style-name="Strong_20_Emphasis">c</text:span><text:span text:style-name="Strong_20_Emphasis"><text:span text:style-name="T55">make</text:span></text:span></text:p>
      <text:p text:style-name="P23"><text:a xlink:type="simple" xlink:href="https://blog.csdn.net/hebbely/article/details/79169965" text:style-name="Internet_20_link" text:visited-style-name="Visited_20_Internet_20_Link"><text:span text:style-name="Strong_20_Emphasis">https://blog.csdn.net/hebbely/article/details/79169965</text:span></text:a></text:p>
      <text:p text:style-name="P23"><text:span text:style-name="Strong_20_Emphasis"/></text:p>
      <text:p text:style-name="P92"><text:span text:style-name="Strong_20_Emphasis"><text:span text:style-name="T56">C++:</text:span></text:span></text:p>
      <text:p text:style-name="P92"><text:span text:style-name="Strong_20_Emphasis">读取保存图片</text:span></text:p>
      <text:p text:style-name="P93"><text:span text:style-name="Strong_20_Emphasis">#include&lt;iostream&gt;</text:span></text:p>
      <text:p text:style-name="Preformatted_20_Text"/>
      <text:p text:style-name="Preformatted_20_Text">using namespace std;</text:p>
      <text:p text:style-name="Preformatted_20_Text"/>
      <text:p text:style-name="Preformatted_20_Text"><text:s/>void main(void)</text:p>
      <text:p text:style-name="Preformatted_20_Text"><text:s/>{</text:p>
      <text:p text:style-name="Preformatted_20_Text"><text:s/>//保存输入图像文件名和输出图像文件名</text:p>
      <text:p text:style-name="Preformatted_20_Text"><text:s/>char InImgName[10];</text:p>
      <text:p text:style-name="Preformatted_20_Text"><text:s/>char OutImgName[10];</text:p>
      <text:p text:style-name="Preformatted_20_Text"><text:s/>//图像数据长度</text:p>
      <text:p text:style-name="Preformatted_20_Text"><text:s/>int length;</text:p>
      <text:p text:style-name="Preformatted_20_Text"><text:s/>//文件指针</text:p>
      <text:p text:style-name="Preformatted_20_Text"><text:s/>FILE* fp;</text:p>
      <text:p text:style-name="Preformatted_20_Text"><text:s/>//输入要读取的图像名</text:p>
      <text:p text:style-name="Preformatted_20_Text"><text:s/>cout&lt;&lt;"Enter Image name:";</text:p>
      <text:p text:style-name="Preformatted_20_Text"><text:s/>cin&gt;&gt;InImgName;</text:p>
      <text:p text:style-name="Preformatted_20_Text"><text:s/>//以二进制方式打开图像</text:p>
      <text:p text:style-name="Preformatted_20_Text"><text:s/>if ( (fp=fopen(InImgName, "rb" ))==NULL )</text:p>
      <text:p text:style-name="Preformatted_20_Text"><text:s/>{</text:p>
      <text:p text:style-name="Preformatted_20_Text"><text:s text:c="2"/>cout&lt;&lt;"Open image failed!"&lt;&lt;endl;</text:p>
      <text:p text:style-name="Preformatted_20_Text"><text:s text:c="2"/>exit(0);</text:p>
      <text:p text:style-name="Preformatted_20_Text"><text:s/>}</text:p>
      <text:p text:style-name="Preformatted_20_Text"><text:s/>//获取图像数据总长度</text:p>
      <text:p text:style-name="Preformatted_20_Text"><text:s/>fseek(fp, 0, SEEK_END);</text:p>
      <text:p text:style-name="Preformatted_20_Text"><text:s/>length=ftell(fp);</text:p>
      <text:p text:style-name="Preformatted_20_Text"><text:s/>rewind(fp);</text:p>
      <text:p text:style-name="Preformatted_20_Text"><text:s/>//根据图像数据长度分配内存buffer</text:p>
      <text:p text:style-name="Preformatted_20_Text"><text:s/>char* ImgBuffer=(char*)malloc( length* sizeof(char) );</text:p>
      <text:p text:style-name="Preformatted_20_Text"><text:s/>//将图像数据读入buffer</text:p>
      <text:p text:style-name="Preformatted_20_Text"><text:s/>fread(ImgBuffer, length, 1, fp);</text:p>
      <text:p text:style-name="Preformatted_20_Text"><text:s/>fclose(fp);</text:p>
      <text:p text:style-name="Preformatted_20_Text"><text:s/>//输入要保存的文件名</text:p>
      <text:p text:style-name="Preformatted_20_Text"><text:s/>cout&lt;&lt;"Enter the name you wanna to save:";</text:p>
      <text:p text:style-name="Preformatted_20_Text"><text:s/>cin&gt;&gt;OutImgName;</text:p>
      <text:p text:style-name="Preformatted_20_Text"><text:s/>//以二进制写入方式</text:p>
      <text:p text:style-name="Preformatted_20_Text"><text:s/>if ( (fp=fopen(OutImgName, "wb"))==NULL)</text:p>
      <text:p text:style-name="Preformatted_20_Text"><text:s/>{</text:p>
      <text:p text:style-name="Preformatted_20_Text"><text:s text:c="2"/>cout&lt;&lt;"Open File failed!"&lt;&lt;endl;</text:p>
      <text:p text:style-name="Preformatted_20_Text"><text:s text:c="2"/>exit(0);</text:p>
      <text:p text:style-name="Preformatted_20_Text"><text:s/>}</text:p>
      <text:p text:style-name="Preformatted_20_Text"><text:s/>//从buffer中写数据到fp指向的文件中</text:p>
      <text:p text:style-name="Preformatted_20_Text"><text:s/>fwrite(ImgBuffer, length, 1, fp);</text:p>
      <text:p text:style-name="Preformatted_20_Text"><text:s/>cout&lt;&lt;"Done!"&lt;&lt;endl;</text:p>
      <text:p text:style-name="Preformatted_20_Text"><text:s/>//关闭文件指针，释放buffer内存</text:p>
      <text:p text:style-name="Preformatted_20_Text"><text:soft-page-break/><text:s/>fclose(fp);</text:p>
      <text:p text:style-name="Preformatted_20_Text"><text:s/>free(ImgBuffer);</text:p>
      <text:p text:style-name="P44"><text:s/>}</text:p>
      <text:p text:style-name="P92"><text:span text:style-name="Strong_20_Emphasis"/></text:p>
      <text:p text:style-name="P13"><text:span text:style-name="Strong_20_Emphasis"/></text:p>
      <text:p text:style-name="P13"><text:span text:style-name="Strong_20_Emphasis"/></text:p>
      <text:p text:style-name="P20"><text:span text:style-name="Strong_20_Emphasis"><text:span text:style-name="T44">10.20</text:span></text:span></text:p>
      <text:p text:style-name="P20"><text:span text:style-name="Strong_20_Emphasis">回调函数、位域</text:span></text:p>
      <text:p text:style-name="P20"><text:a xlink:type="simple" xlink:href="https://www.runoob.com/cprogramming/c-fun-pointer-callback.html" text:style-name="Internet_20_link" text:visited-style-name="Visited_20_Internet_20_Link"><text:span text:style-name="Strong_20_Emphasis">https://www.runoob.com/cprogramming/c-fun-pointer-callback.html</text:span></text:a></text:p>
      <text:p text:style-name="P20"><text:span text:style-name="Strong_20_Emphasis">回调函数，即其参数列表中有函数指针。</text:span></text:p>
      <text:p text:style-name="P20"><text:span text:style-name="Strong_20_Emphasis">回调函数定义时，函数指针的返回值类型、参数都要写清楚。但回调函数在调用时， 函数指针的返回值类型、参数都不写，只写函数指针的名字。</text:span></text:p>
      <text:p text:style-name="P21"><text:span text:style-name="Strong_20_Emphasis"><text:span text:style-name="T46">10.21</text:span></text:span></text:p>
      <text:p text:style-name="P21"><text:span text:style-name="Strong_20_Emphasis"><text:span text:style-name="T46">#include &lt;iostream&gt;</text:span></text:span></text:p>
      <text:p text:style-name="P21"><text:span text:style-name="Strong_20_Emphasis"><text:span text:style-name="T46">using namespace std</text:span></text:span></text:p>
      <text:p text:style-name="P21"><text:span text:style-name="Strong_20_Emphasis"><text:span text:style-name="T47">std</text:span></text:span><text:span text:style-name="Strong_20_Emphasis"><text:span text:style-name="T48">都是要调用</text:span></text:span><text:span text:style-name="Strong_20_Emphasis"><text:span text:style-name="T47">C++</text:span></text:span><text:span text:style-name="Strong_20_Emphasis"><text:span text:style-name="T48">标准库时使用。比如：使用标准库文件</text:span></text:span><text:span text:style-name="Strong_20_Emphasis"><text:span text:style-name="T47">iostream</text:span></text:span><text:span text:style-name="Strong_20_Emphasis"><text:span text:style-name="T48">时，要写上</text:span></text:span><text:span text:style-name="Strong_20_Emphasis"><text:span text:style-name="T47">std;</text:span></text:span><text:span text:style-name="Strong_20_Emphasis"><text:span text:style-name="T48">使用非标准库文件</text:span></text:span><text:span text:style-name="Strong_20_Emphasis"><text:span text:style-name="T47">iostream.h</text:span></text:span><text:span text:style-name="Strong_20_Emphasis"><text:span text:style-name="T48">，不用写</text:span></text:span></text:p>
      <text:p text:style-name="P2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1:51:48.952987387</meta:creation-date>
    <dc:date>2020-11-06T18:06:16.632052115</dc:date>
    <meta:editing-duration>P1DT10H3M44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14" meta:paragraph-count="391" meta:word-count="3647" meta:character-count="10876" meta:non-whitespace-character-count="10040"/>
  </office:meta>
</office:document-meta>
</file>